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Sans L" svg:font-family="'Nimbus Sans L'" style:font-pitch="variable"/>
    <style:font-face style:name="Nimbus Roman No9 L" svg:font-family="'Nimbus Roman No9 L'" style:font-family-generic="roman" style:font-pitch="variable"/>
  </office:font-face-decls>
  <office:automatic-styles>
    <style:style style:name="P1" style:family="paragraph" style:parent-style-name="Footer">
      <style:text-properties style:text-underline-style="solid" style:text-underline-width="auto" style:text-underline-color="font-color"/>
    </style:style>
    <style:style style:name="P2" style:family="paragraph" style:parent-style-name="Standard">
      <style:paragraph-properties fo:margin-left="0cm" fo:margin-right="-0.026cm" fo:line-height="100%" fo:text-indent="0cm" style:auto-text-indent="false">
        <style:tab-stops>
          <style:tab-stop style:position="16.999cm" style:type="right"/>
        </style:tab-stops>
      </style:paragraph-properties>
    </style:style>
    <style:style style:name="P3" style:family="paragraph" style:parent-style-name="Standard">
      <style:paragraph-properties fo:margin-left="0cm" fo:margin-right="-0.026cm" fo:line-height="100%" fo:text-indent="0cm" style:auto-text-indent="false">
        <style:tab-stops>
          <style:tab-stop style:position="16.999cm" style:type="right"/>
        </style:tab-stops>
      </style:paragraph-properties>
      <style:text-properties fo:font-size="10pt" style:text-underline-style="none" fo:font-weight="normal" style:font-size-asian="10pt" style:font-weight-asian="normal" style:font-size-complex="10pt" style:font-weight-complex="normal"/>
    </style:style>
    <style:style style:name="P4" style:family="paragraph" style:parent-style-name="Standard">
      <style:paragraph-properties fo:margin-left="0cm" fo:margin-right="-0.026cm" fo:line-height="100%" fo:text-align="center" style:justify-single-word="false" fo:text-indent="0cm" style:auto-text-indent="false">
        <style:tab-stops>
          <style:tab-stop style:position="16.999cm" style:type="right"/>
        </style:tab-stops>
      </style:paragraph-properties>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margin-left="0cm" fo:margin-right="-0.026cm" fo:line-height="100%" fo:text-indent="0cm" style:auto-text-indent="false">
        <style:tab-stops>
          <style:tab-stop style:position="16.999cm" style:type="right"/>
        </style:tab-stops>
      </style:paragraph-properties>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6" style:family="paragraph" style:parent-style-name="Standard">
      <style:paragraph-properties fo:margin-left="0cm" fo:margin-right="-0.026cm" fo:line-height="100%" fo:text-indent="0cm" style:auto-text-indent="false">
        <style:tab-stops>
          <style:tab-stop style:position="16.999cm" style:type="right"/>
        </style:tab-stops>
      </style:paragraph-properties>
      <style:text-properties fo:font-size="13pt" style:text-underline-style="none" fo:font-weight="normal" officeooo:rsid="00139027" officeooo:paragraph-rsid="00139027" style:font-size-asian="13pt" style:font-weight-asian="normal" style:font-size-complex="13pt" style:font-weight-complex="normal"/>
    </style:style>
    <style:style style:name="P7" style:family="paragraph" style:parent-style-name="Standard">
      <style:paragraph-properties fo:margin-left="0cm" fo:margin-right="-0.026cm" fo:line-height="100%" fo:text-indent="0cm" style:auto-text-indent="false">
        <style:tab-stops>
          <style:tab-stop style:position="16.999cm" style:type="right"/>
        </style:tab-stops>
      </style:paragraph-properties>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margin-left="0cm" fo:margin-right="-0.026cm" fo:line-height="150%" fo:text-indent="0cm" style:auto-text-indent="false">
        <style:tab-stops>
          <style:tab-stop style:position="16.5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026cm" fo:line-height="150%" fo:text-indent="0cm" style:auto-text-indent="false">
        <style:tab-stops>
          <style:tab-stop style:position="7.514cm"/>
          <style:tab-stop style:position="16.5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cm" fo:margin-right="-0.026cm" fo:line-height="150%" fo:text-indent="0cm" style:auto-text-indent="false">
        <style:tab-stops>
          <style:tab-stop style:position="13.506cm" style:type="right"/>
          <style:tab-stop style:position="16.5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026cm" fo:line-height="150%" fo:text-indent="0cm" style:auto-text-indent="false">
        <style:tab-stops>
          <style:tab-stop style:position="3.493cm"/>
          <style:tab-stop style:position="13.506cm" style:type="right"/>
          <style:tab-stop style:position="16.5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026cm" fo:line-height="150%" fo:text-align="start" style:justify-single-word="false" fo:text-indent="0cm" style:auto-text-indent="false">
        <style:tab-stops>
          <style:tab-stop style:position="7.514cm"/>
          <style:tab-stop style:position="16.5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026cm" fo:line-height="150%" fo:text-align="start" style:justify-single-word="false" fo:text-indent="0cm" style:auto-text-indent="false">
        <style:tab-stops>
          <style:tab-stop style:position="13.506cm" style:type="right"/>
          <style:tab-stop style:position="16.5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026cm" fo:line-height="150%" fo:text-align="start" style:justify-single-word="false" fo:text-indent="0cm" style:auto-text-indent="false">
        <style:tab-stops>
          <style:tab-stop style:position="7.514cm"/>
          <style:tab-stop style:position="13.506cm" style:type="right"/>
          <style:tab-stop style:position="16.5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cm" fo:margin-right="-0.026cm" fo:line-height="150%" fo:text-align="start" style:justify-single-word="false" fo:text-indent="0cm" style:auto-text-indent="false">
        <style:tab-stops>
          <style:tab-stop style:position="16.5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026cm" fo:line-height="150%" fo:text-align="start" style:justify-single-word="false" fo:text-indent="0cm" style:auto-text-indent="false">
        <style:tab-stops>
          <style:tab-stop style:position="1.584cm"/>
          <style:tab-stop style:position="7.488cm" style:type="right"/>
          <style:tab-stop style:position="7.938cm"/>
          <style:tab-stop style:position="16.43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026cm" fo:line-height="100%" fo:text-align="start" style:justify-single-word="false" fo:text-indent="0cm" style:auto-text-indent="false">
        <style:tab-stops>
          <style:tab-stop style:position="1.584cm"/>
          <style:tab-stop style:position="16.43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026cm" fo:line-height="100%" fo:text-align="start" style:justify-single-word="false" fo:text-indent="0cm" style:auto-text-indent="false">
        <style:tab-stops>
          <style:tab-stop style:position="1.584cm"/>
          <style:tab-stop style:position="7.488cm" style:type="right"/>
          <style:tab-stop style:position="7.938cm"/>
          <style:tab-stop style:position="16.43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026cm" fo:line-height="100%" fo:text-align="start" style:justify-single-word="false" fo:text-indent="0cm" style:auto-text-indent="false">
        <style:tab-stops>
          <style:tab-stop style:position="1.984cm"/>
          <style:tab-stop style:position="7.514cm"/>
          <style:tab-stop style:position="16.431cm" style:type="right"/>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026cm" fo:line-height="100%" fo:text-indent="0cm" style:auto-text-indent="false">
        <style:tab-stops>
          <style:tab-stop style:position="16.999cm" style:type="right"/>
        </style:tab-stops>
      </style:paragraph-properties>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cm" fo:margin-right="-0.026cm" fo:line-height="100%" fo:text-indent="0cm" style:auto-text-indent="false">
        <style:tab-stops>
          <style:tab-stop style:position="16.999cm" style:type="right"/>
        </style:tab-stops>
      </style:paragraph-properties>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cm" fo:margin-right="-0.026cm" fo:line-height="100%" fo:text-align="end" style:justify-single-word="false" fo:text-indent="0cm" style:auto-text-indent="false">
        <style:tab-stops>
          <style:tab-stop style:position="16.51cm" style:type="right"/>
        </style:tab-stops>
      </style:paragraph-properties>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3" style:family="paragraph" style:parent-style-name="Standard">
      <style:paragraph-properties fo:margin-left="0cm" fo:margin-right="-0.026cm" fo:margin-top="0cm" fo:margin-bottom="0.4cm" style:contextual-spacing="false" fo:line-height="100%" fo:text-indent="0cm" style:auto-text-indent="false">
        <style:tab-stops>
          <style:tab-stop style:position="16.999cm" style:type="right"/>
        </style:tab-stops>
      </style:paragraph-properties>
      <style:text-properties fo:font-size="13pt" style:text-underline-style="none" fo:font-weight="normal" style:font-size-asian="13pt" style:font-weight-asian="normal" style:font-size-complex="13pt" style:font-weight-complex="normal"/>
    </style:style>
    <style:style style:name="P24" style:family="paragraph" style:parent-style-name="Standard">
      <style:paragraph-properties fo:margin-left="0cm" fo:margin-right="-0.026cm" fo:margin-top="0.499cm" fo:margin-bottom="0cm" style:contextual-spacing="false" fo:line-height="100%" fo:text-align="start" style:justify-single-word="false" fo:text-indent="0cm" style:auto-text-indent="false">
        <style:tab-stops>
          <style:tab-stop style:position="16.51cm" style:type="right"/>
        </style:tab-stops>
      </style:paragraph-properties>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cm" fo:margin-right="-0.026cm" fo:margin-top="0.101cm" fo:margin-bottom="0.101cm" style:contextual-spacing="false" fo:line-height="100%" fo:text-align="start" style:justify-single-word="false" fo:text-indent="0cm" style:auto-text-indent="false">
        <style:tab-stops>
          <style:tab-stop style:position="1.984cm"/>
          <style:tab-stop style:position="7.514cm"/>
          <style:tab-stop style:position="16.431cm" style:type="right"/>
        </style:tab-stops>
      </style:paragraph-properties>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P26" style:family="paragraph" style:parent-style-name="Standard">
      <style:paragraph-properties fo:margin-left="0cm" fo:margin-right="-0.026cm" fo:margin-top="0.4cm" fo:margin-bottom="0cm" style:contextual-spacing="false" fo:line-height="100%" fo:text-align="start" style:justify-single-word="false" fo:text-indent="0cm" style:auto-text-indent="false">
        <style:tab-stops>
          <style:tab-stop style:position="1.984cm"/>
          <style:tab-stop style:position="7.514cm"/>
          <style:tab-stop style:position="16.431cm" style:type="right"/>
        </style:tab-stops>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cm" fo:margin-right="-0.026cm" fo:line-height="100%" fo:text-indent="0cm" style:auto-text-indent="false">
        <style:tab-stops>
          <style:tab-stop style:position="16.999cm" style:type="right"/>
        </style:tab-stops>
      </style:paragraph-properties>
    </style:style>
    <style:style style:name="P28" style:family="paragraph" style:parent-style-name="Standard" style:list-style-name="Numbering_20_1">
      <style:paragraph-properties fo:margin-left="0cm" fo:margin-right="-0.026cm" fo:line-height="100%" fo:text-align="start" style:justify-single-word="false" fo:text-indent="0cm" style:auto-text-indent="false">
        <style:tab-stops/>
      </style:paragraph-properties>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ize="10pt" style:text-underline-style="none" fo:font-weight="normal" style:font-size-asian="10pt" style:font-weight-asian="normal" style:font-size-complex="10pt" style:font-weight-complex="normal"/>
    </style:style>
    <style:style style:name="T2" style:family="text">
      <style:text-properties fo:font-size="10pt" style:text-underline-style="none" fo:font-weight="normal" officeooo:rsid="0013e6fc" style:font-size-asian="10pt" style:font-weight-asian="normal" style:font-size-complex="10pt" style:font-weight-complex="normal"/>
    </style:style>
    <style:style style:name="T3" style:family="text">
      <style:text-properties fo:font-size="10pt" style:text-underline-style="none" fo:font-weight="normal" officeooo:rsid="0015a262" style:font-size-asian="10pt" style:font-weight-asian="normal" style:font-size-complex="10pt" style:font-weight-complex="normal"/>
    </style:style>
    <style:style style:name="T4" style:family="text">
      <style:text-properties fo:font-size="10pt"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position="super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officeooo:rsid="00139027"/>
    </style:style>
    <style:style style:name="T10" style:family="text">
      <style:text-properties officeooo:rsid="0015a26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ubuntu Deutschland Mitgliedsantrag</text:p>
      <text:p text:style-name="P23">ubuntu Deutschland e.V.</text:p>
      <text:p text:style-name="P23">z. Hd. Herrn <text:span text:style-name="T9">Torsten Franz</text:span></text:p>
      <text:p text:style-name="P6">Goethestr. 1</text:p>
      <text:p text:style-name="P6">21335 Lüneburg</text:p>
      <text:p text:style-name="P7"/>
      <text:p text:style-name="P20">Antrag auf Mitgliedschaft im ubuntu Deutschland e.V.</text:p>
      <text:p text:style-name="P5"/>
      <text:p text:style-name="P21">Daten zum Antragssteller:</text:p>
      <text:p text:style-name="P8">Firma:<text:span text:style-name="T5"><text:tab/></text:span></text:p>
      <text:p text:style-name="P9">Name*:<text:span text:style-name="T5"><text:tab/></text:span>Vorname*:<text:span text:style-name="T5"><text:tab/></text:span></text:p>
      <text:p text:style-name="P10">Straße*:<text:span text:style-name="T5"><text:tab/><text:tab/></text:span></text:p>
      <text:p text:style-name="P11">PLZ*:<text:span text:style-name="T5"><text:tab/></text:span>Ort*<text:span text:style-name="T5"><text:tab/></text:span>Postfach:<text:span text:style-name="T5"><text:tab/></text:span></text:p>
      <text:p text:style-name="P12">Telefon:<text:span text:style-name="T5"><text:tab/></text:span>Fax:<text:span text:style-name="T5"><text:tab/></text:span></text:p>
      <text:p text:style-name="P13">E-Mail*:<text:span text:style-name="T5"><text:tab/></text:span>Geburtsdatum*:<text:span text:style-name="T5"><text:tab/></text:span></text:p>
      <text:p text:style-name="P14">IBAN:<text:span text:style-name="T5"><text:tab/><text:tab/></text:span></text:p>
      <text:p text:style-name="P15">GPG-Key-Fingerprint<text:span text:style-name="T6">1</text:span>:<text:span text:style-name="T5"><text:tab/></text:span></text:p>
      <text:p text:style-name="P22">* Pflichtfelder <text:span text:style-name="T6">1</text:span><text:span text:style-name="T7">Für Aktive Mitglieder Pflichtfeld</text:span></text:p>
      <text:p text:style-name="P24">Art der Mitgliedschaft <text:span text:style-name="T4">(bitte ankreuzen)</text:span><text:tab/>Beitrag pro Jahr:</text:p>
      <text:p text:style-name="P17">□ Schüler, Student, Rentner, etc. <text:span text:style-name="T4">(Nachweis erforderlich)</text:span><text:tab/>12,- €</text:p>
      <text:p text:style-name="P17">□ andere natürliche Personen<text:tab/>24,- €</text:p>
      <text:p text:style-name="P18">□ Firma unter 50 Angestellten<text:tab/>120,- €<text:tab/>□ Firma ab 50 Angestellten <text:tab/>240,- €</text:p>
      <text:p text:style-name="P16">□ Verband<text:tab/>300,-€<text:tab/>□ gemeinnütziger Verein<text:tab/>60,-€</text:p>
      <text:p text:style-name="P16"><text:span text:style-name="T8">□ Aktives Mitglied</text:span><text:tab/><text:tab/><text:span text:style-name="T8">□ Passives Mitglied</text:span> (<text:span text:style-name="T4">von der Mitarbeit im Verein befreit)</text:span></text:p>
      <text:p text:style-name="P25">Der Beitrag ist jährlich im Voraus fällig. Bezahlung per Bankeinzug oder Überweisung auf das Konto des Vereins</text:p>
      <text:list xml:id="list8028781566370243866" text:style-name="Numbering_20_1">
        <text:list-item>
          <text:p text:style-name="P28">Ich habe die Satzung gelesen und beantrage hiermit die schnellstmögliche Aufnahme als Mitglied im ubuntu Deutschland Verein.</text:p>
        </text:list-item>
        <text:list-item>
          <text:p text:style-name="P28">Die in dieses Formular eingetragenen Angaben werden elektronisch gespeichert. Der Verein wird die Daten nicht an Dritte weitergeben und nur für Zusendungen vereinsinterner Art nutzen. Ich stimme der elektronischen Speicherung zu. </text:p>
        </text:list-item>
        <text:list-item>
          <text:p text:style-name="P28">Ich stimme der Aufnahme in das öffentliche Mitgliederverzeichniss zu. (Wenn nicht gewünscht bitte streichen)</text:p>
        </text:list-item>
        <text:list-item>
          <text:p text:style-name="P28"><text:span text:style-name="T4">(Falls die Bankverbindung angegeben ist) </text:span>Ich bin der Inhaber des o.a. Kontos und damit einverstanden, dass der ubuntu Deutschland Verein meinen Beitrag davon abbucht.</text:p>
        </text:list-item>
      </text:list>
      <text:p text:style-name="P26">Ort, Datum:<text:span text:style-name="T5"><text:tab/></text:span>Unterschrift<text:span text:style-name="T6">2</text:span>:<text:span text:style-name="T5"><text:tab/></text:span></text:p>
      <text:p text:style-name="P19"><text:span text:style-name="T6">2</text:span>Bei Minderjährigen ist die Unterschrift eines Erziehungsberechtigten notwend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font-name-asian="Nimbus Sans L" style:font-size-asian="12pt" style:language-asian="zxx" style:country-asian="none" style:font-name-complex="Nimbus Sans 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style:style>
    <style:style style:name="MP2" style:family="paragraph" style:parent-style-name="Standard">
      <style:paragraph-properties fo:margin-left="0cm" fo:margin-right="-0.026cm" fo:line-height="100%" fo:text-indent="0cm" style:auto-text-indent="false">
        <style:tab-stops>
          <style:tab-stop style:position="16.999cm" style:type="right"/>
        </style:tab-stops>
      </style:paragraph-properties>
    </style:style>
    <style:style style:name="MP3" style:family="paragraph" style:parent-style-name="Standard">
      <style:paragraph-properties fo:margin-left="0cm" fo:margin-right="-0.026cm" fo:line-height="100%" fo:text-indent="0cm" style:auto-text-indent="false">
        <style:tab-stops>
          <style:tab-stop style:position="16.999cm" style:type="right"/>
        </style:tab-stops>
      </style:paragraph-properties>
      <style:text-properties fo:font-size="10pt" style:text-underline-style="none" fo:font-weight="normal" style:font-size-asian="10pt" style:font-weight-asian="normal" style:font-size-complex="10pt" style:font-weight-complex="normal"/>
    </style:style>
    <style:style style:name="MT1" style:family="text">
      <style:text-properties fo:font-size="10pt" style:text-underline-style="none" fo:font-weight="normal" style:font-size-asian="10pt" style:font-weight-asian="normal" style:font-size-complex="10pt" style:font-weight-complex="normal"/>
    </style:style>
    <style:style style:name="MT2" style:family="text">
      <style:text-properties fo:font-size="10pt" style:text-underline-style="none" fo:font-weight="normal" officeooo:rsid="0015a262" style:font-size-asian="10pt" style:font-weight-asian="normal" style:font-size-complex="10pt" style:font-weight-complex="normal"/>
    </style:style>
    <style:style style:name="MT3" style:family="text">
      <style:text-properties fo:font-size="10pt" style:text-underline-style="none" fo:font-weight="normal" officeooo:rsid="0013e6fc" style:font-size-asian="10pt" style:font-weight-asian="normal" style:font-size-complex="10pt" style:font-weight-complex="normal"/>
    </style:style>
    <style:style style:name="MT4" style:family="text">
      <style:text-properties fo:font-size="10pt" style:font-size-asian="10pt" style:font-size-complex="10pt"/>
    </style:style>
    <style:style style:name="MT5" style:family="text">
      <style:text-properties officeooo:rsid="0015a26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ubuntu Deutschland e.V.<text:tab/><text:tab/>Bankverbindung</text:p>
        <text:p text:style-name="MP2"><text:span text:style-name="MT1">c/o </text:span><text:span text:style-name="MT2">Torsten Franz</text:span><text:span text:style-name="MT1"><text:tab/></text:span><text:span text:style-name="MT3">IBAN:</text:span></text:p>
        <text:p text:style-name="MP2"><text:span text:style-name="MT2">Goethestr. 1</text:span><text:span text:style-name="MT1"><text:tab/></text:span><text:span text:style-name="MT4">DE95 8306 5408 0004 9087 67</text:span></text:p>
        <text:p text:style-name="MP3"><text:span text:style-name="MT5">21335 Lüneburg</text:span><text:tab/>Bank: <text:span text:style-name="MT5">Deutsche Skatban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5-11-13T15:28:50</meta:creation-date>
    <dc:date>2016-02-10T21:24:08.094618674</dc:date>
    <meta:print-date>2005-11-14T14:27:28</meta:print-date>
    <dc:language>de-DE</dc:language>
    <meta:editing-cycles>9</meta:editing-cycles>
    <meta:editing-duration>PT19H19M28S</meta:editing-duration>
    <meta:document-statistic meta:table-count="0" meta:image-count="0" meta:object-count="0" meta:page-count="1" meta:paragraph-count="33" meta:word-count="239" meta:character-count="1704" meta:non-whitespace-character-count="1486"/>
    <meta:user-defined meta:name="Info 1"/>
    <meta:user-defined meta:name="Info 2"/>
    <meta:user-defined meta:name="Info 3"/>
    <meta:user-defined meta:name="Info 4"/>
  </office:meta>
</office:document-meta>
</file>